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ection_20_header-title">
      <style:graphic-properties fo:min-height="3.012cm"/>
    </style:style>
    <style:style style:name="pr10" style:family="presentation" style:parent-style-name="Section_20_head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Section_20_header-notes">
      <style:graphic-properties draw:fill-color="#ffffff" draw:auto-grow-height="true" fo:min-height="11.429cm"/>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end" fo:text-indent="0cm" style:writing-mode="lr-tb"/>
    </style:style>
    <style:style style:name="P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6.3999996185303pt"/>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size="11pt"/>
    </style:style>
    <style:style style:name="P1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48pt" style:font-size-asian="48pt" style:font-size-complex="48pt"/>
    </style:style>
    <style:style style:name="P13" style:family="paragraph">
      <style:paragraph-properties fo:margin-left="0cm" fo:margin-right="0cm" fo:margin-top="0cm" fo:margin-bottom="0cm" fo:line-height="100%" fo:text-align="start" fo:text-indent="0cm" style:writing-mode="lr-tb"/>
      <style:text-properties fo:font-size="28pt" style:font-size-asian="44pt" style:font-size-complex="44pt"/>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writing-mode="lr-tb"/>
      <style:text-properties fo:font-size="28pt" style:text-underline-style="solid" style:text-underline-width="auto" style:text-underline-color="font-color" style:font-size-asian="44pt" style:font-size-complex="44pt"/>
    </style:style>
    <style:style style:name="P16" style:family="paragraph">
      <loext:graphic-properties draw:fill-color="#ffffff"/>
      <style:text-properties fo:font-size="20pt"/>
    </style:style>
    <style:style style:name="P17" style:family="paragraph">
      <loext:graphic-properties draw:fill="none"/>
      <style:paragraph-properties fo:text-align="start" style:font-independent-line-spacing="true"/>
      <style:text-properties fo:font-size="36pt"/>
    </style:style>
    <style:style style:name="P18" style:family="paragraph">
      <style:paragraph-properties fo:margin-left="1.27cm" fo:margin-right="0cm" fo:margin-top="0cm" fo:margin-bottom="0.564cm" fo:text-indent="-0.634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5"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swald" fo:font-size="28pt" fo:letter-spacing="normal" fo:font-style="normal" style:text-underline-style="none" fo:font-weight="normal" style:font-name-asian="Oswald" style:font-size-asian="44pt" style:font-style-asian="normal" style:font-weight-asian="normal" style:font-name-complex="Oswald" style:font-size-complex="44pt" style:font-style-complex="normal" style:font-weight-complex="normal"/>
    </style:style>
    <style:style style:name="T7" style:family="text">
      <style:text-properties fo:color="#ffffff" style:font-name="Oswald" fo:font-size="28pt" style:font-name-asian="Oswald" style:font-size-asian="44pt" style:font-name-complex="Oswald" style:font-size-complex="44pt"/>
    </style:style>
    <style:style style:name="T8"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9" style:family="text">
      <style:text-properties fo:color="#cacaca" style:font-name="Average" fo:font-size="18pt" style:font-name-asian="Average" style:font-size-asian="18pt" style:font-name-complex="Averag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3.035cm" svg:height="6.053cm" svg:x="1.981cm" svg:y="3.465cm" presentation:class="title" presentation:user-transformed="true">
          <draw:text-box>
            <text:p text:style-name="P1"><text:span text:style-name="T1">Linux Apps Security</text:span></text:p>
          </draw:text-box>
        </draw:frame>
        <draw:frame draw:name="Shape 60" presentation:style-name="pr2" draw:text-style-name="P4" draw:layer="layout" svg:width="23.035cm" svg:height="2.773cm" svg:x="1.981cm" svg:y="11.108cm" presentation:class="subtitle" presentation:user-transformed="true">
          <draw:text-box>
            <text:p text:style-name="P3"><text:span text:style-name="T2">Osvaldo Calles</text:span></text:p>
            <text:p text:style-name="P3"><text:span text:style-name="T2">Software Developer</text:span></text:p>
          </draw:text-box>
        </draw:frame>
        <presentation:notes draw:style-name="dp2">
          <draw:page-thumbnail draw:name="Shape 56" draw:style-name="gr1" draw:layer="layout" svg:width="14.848cm" svg:height="11.136cm" svg:x="3.075cm" svg:y="2.257cm" draw:page-number="1" presentation:class="page"/>
          <draw:frame draw:name="Shape 57" presentation:style-name="pr3" draw:text-style-name="P6" draw:layer="layout" svg:width="15.239cm" svg:height="11.429cm" svg:x="1.905cm" svg:y="12.065cm" presentation:class="notes" presentation:user-transformed="true">
            <draw:text-box>
              <text:p text:style-name="P5"><text:span text:style-name="T3">Duration: 2 hours</text:span></text:p>
              <text:p text:style-name="P5"><text:span text:style-name="T3">Prerequisites: Assembly, C programming, Linux command line</text:span></text:p>
            </draw:text-box>
          </draw:frame>
        </presentation:notes>
      </draw:page>
      <draw:page draw:name="Index" draw:style-name="dp1" draw:master-page-name="Title_20_and_20_body" presentation:presentation-page-layout-name="AL2T1">
        <draw:frame draw:name="Shape 65" presentation:style-name="pr4" draw:text-style-name="P8" draw:layer="layout" svg:width="25.158cm" svg:height="2.003cm" svg:x="0.919cm" svg:y="1.555cm" presentation:class="title" presentation:user-transformed="true">
          <draw:text-box>
            <text:p text:style-name="P7"><text:span text:style-name="T4">Index</text:span></text:p>
          </draw:text-box>
        </draw:frame>
        <draw:frame draw:name="Shape 66" presentation:style-name="pr5" draw:text-style-name="P10" draw:layer="layout" svg:width="25.158cm" svg:height="11.954cm" svg:x="0.919cm" svg:y="4.031cm" presentation:class="outline" presentation:user-transformed="true">
          <draw:text-box>
            <text:p text:style-name="P9"><text:span text:style-name="T5">Secure C/C++</text:span></text:p>
            <text:p text:style-name="P9"><text:span text:style-name="T5">Introduction to x86_64</text:span></text:p>
            <text:p text:style-name="P9"><text:span text:style-name="T5">Shellcode</text:span></text:p>
          </draw:text-box>
        </draw:frame>
        <presentation:notes draw:style-name="dp2">
          <draw:page-thumbnail draw:name="Shape 62" draw:style-name="gr1" draw:layer="layout" svg:width="16.931cm" svg:height="9.524cm" svg:x="1.059cm" svg:y="1.93cm" draw:page-number="2" presentation:class="page"/>
          <draw:frame draw:name="Shape 63" presentation:style-name="pr6" draw:text-style-name="P11" draw:layer="layout" svg:width="15.239cm" svg:height="11.429cm" svg:x="1.905cm" svg:y="12.065cm" presentation:class="notes" presentation:user-transformed="true">
            <draw:text-box>
              <text:p text:style-name="P5"><text:span text:style-name="T3">2 hours course</text:span></text:p>
              <text:p text:style-name="P5"><text:span text:style-name="T3">Pre-requisites</text:span></text:p>
              <text:p text:style-name="P5"><text:span text:style-name="T3">-Linux, C y Python</text:span></text:p>
            </draw:text-box>
          </draw:frame>
        </presentation:notes>
      </draw:page>
      <draw:page draw:name="page3" draw:style-name="dp1" draw:master-page-name="Section_20_header">
        <draw:frame draw:name="Shape 71" presentation:style-name="pr7" draw:text-style-name="P12" draw:layer="layout" svg:width="23.185cm" svg:height="3.012cm" svg:x="1.981cm" svg:y="6.892cm" presentation:class="title" presentation:user-transformed="true">
          <draw:text-box>
            <text:p text:style-name="P1"><text:span text:style-name="T1">Secure C</text:span></text:p>
          </draw:text-box>
        </draw:frame>
        <presentation:notes draw:style-name="dp2">
          <draw:page-thumbnail draw:name="Shape 68" draw:style-name="gr1" draw:layer="layout" svg:width="16.931cm" svg:height="9.524cm" svg:x="1.059cm" svg:y="1.93cm" draw:page-number="3" presentation:class="page"/>
          <draw:frame draw:name="Shape 69" presentation:style-name="pr8"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Section_20_header" presentation:presentation-page-layout-name="AL1T0">
        <draw:frame presentation:style-name="pr9" draw:text-style-name="P13" draw:layer="layout" svg:width="23.185cm" svg:height="3.012cm" svg:x="1.343cm" svg:y="0.815cm" presentation:class="title" presentation:user-transformed="true">
          <draw:text-box>
            <text:p text:style-name="P7"><text:span text:style-name="T6">Set Pointers to NULL</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When you create a pointer, initialized it to NULL</text:span></text:p>
            <text:p text:style-name="P9"><text:span text:style-name="T5"><text:s text:c="4"/></text:span><text:span text:style-name="T5">That doesn’t happen automatically !</text:span></text:p>
            <text:p text:style-name="P9"><text:span text:style-name="T5">→ </text:span><text:span text:style-name="T5">When you’re done with a variable – in particular, after it’s</text:span></text:p>
            <text:p text:style-name="P9"><text:span text:style-name="T5">been freed – set it to NULL</text:span></text:p>
            <text:p text:style-name="P9"><text:span text:style-name="T5"/></text:p>
            <text:p text:style-name="P9"><text:span text:style-name="T5">This eliminates at least three classes of vulnerabilities:</text:span></text:p>
            <text:p text:style-name="P9"><text:span text:style-name="T5"><text:s text:c="8"/></text:span><text:span text:style-name="T5">* Uninitialized variable use</text:span></text:p>
            <text:p text:style-name="P9"><text:span text:style-name="T5"><text:s text:c="8"/></text:span><text:span text:style-name="T5">* Use-after-free</text:span></text:p>
            <text:p text:style-name="P9"><text:span text:style-name="T5"><text:s text:c="8"/></text:span><text:span text:style-name="T5">* Double-free</text:span></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4" presentation:class="page"/>
          <draw:frame presentation:style-name="pr11" draw:text-style-name="P14" draw:layer="layout" svg:width="15.239cm" svg:height="11.429cm" svg:x="1.905cm" svg:y="12.065cm" presentation:class="notes" presentation:user-transformed="true">
            <draw:text-box>
              <text:p>Poner codigo ejemplo</text:p>
            </draw:text-box>
          </draw:frame>
        </presentation:notes>
      </draw:page>
      <draw:page draw:name="page5" draw:style-name="dp1" draw:master-page-name="Section_20_header" presentation:presentation-page-layout-name="AL1T0">
        <draw:frame presentation:style-name="pr9" draw:text-style-name="P13" draw:layer="layout" svg:width="23.185cm" svg:height="3.012cm" svg:x="1.343cm" svg:y="0.815cm" presentation:class="title" presentation:user-transformed="true">
          <draw:text-box>
            <text:p text:style-name="P7"><text:span text:style-name="T6">What is an overflow?</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Simply: putting too much data in too little space</text:span></text:p>
            <text:p text:style-name="P9"><text:span text:style-name="T5">• </text:span><text:span text:style-name="T5">Depending on where the buffer is, the exploitability/danger is different</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5" presentation:class="page"/>
          <draw:frame presentation:style-name="pr11" draw:text-style-name="P14" draw:layer="layout" svg:width="15.239cm" svg:height="11.429cm" svg:x="1.905cm" svg:y="12.065cm" presentation:class="notes" presentation:user-transformed="true">
            <draw:text-box>
              <text:p>Dibujar imagen en pintarron</text:p>
            </draw:text-box>
          </draw:frame>
        </presentation:notes>
      </draw:page>
      <draw:page draw:name="page6"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Integer Overflow/Underflow</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If a variable gets too high, it will eventually return to 0</text:span></text:p>
            <text:p text:style-name="P9"><text:span text:style-name="T5">• </text:span><text:span text:style-name="T5">In a 16-bit variable, 65535 + 1 = 0</text:span></text:p>
            <text:p text:style-name="P9"><text:span text:style-name="T5">• </text:span><text:span text:style-name="T5">In a 32-bit variable, it’s closer to 4.2 billion</text:span></text:p>
            <text:p text:style-name="P9"><text:span text:style-name="T5">• </text:span><text:span text:style-name="T5">An attacker may use this to fool a program into</text:span></text:p>
            <text:p text:style-name="P9"><text:span text:style-name="T5">allocating or copying too much (or too little) data</text:span></text:p>
            <text:p text:style-name="P9"><text:span text:style-name="T5"/></text:p>
            <text:p text:style-name="P9"><text:span text:style-name="T5">void foo(unsigned int ui_a, unsigned int ui_b) {</text:span></text:p>
            <text:p text:style-name="P9"><text:span text:style-name="T5"><text:s text:c="10"/></text:span><text:span text:style-name="T5">unsigned int usum = ui_a + ui_b;</text:span></text:p>
            <text:p text:style-name="P9"><text:span text:style-name="T5">/* ... */</text:span></text:p>
            <text:p text:style-name="P9"><text:span text:style-name="T5">}</text:span></text:p>
          </draw:text-box>
        </draw:frame>
        <presentation:notes draw:style-name="dp2">
          <draw:page-thumbnail draw:style-name="gr1" draw:layer="layout" svg:width="16.931cm" svg:height="9.524cm" svg:x="1.059cm" svg:y="1.93cm" draw:page-number="6" presentation:class="page"/>
          <draw:frame presentation:style-name="pr11" draw:text-style-name="P16" draw:layer="layout" svg:width="15.239cm" svg:height="11.429cm" svg:x="1.905cm" svg:y="12.065cm" presentation:class="notes" presentation:placeholder="true">
            <draw:text-box/>
          </draw:frame>
        </presentation:notes>
      </draw:page>
      <draw:page draw:name="page7"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Two’s Complement</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Represents negatives values</text:span></text:p>
            <text:p text:style-name="P9"><text:span text:style-name="T5">• </text:span><text:span text:style-name="T5">Avoid having +0 and -1</text:span></text:p>
            <text:p text:style-name="P9"><text:span text:style-name="T5">• </text:span><text:span text:style-name="T5">Arithmetic operations are strike forward</text:span></text:p>
            <text:p text:style-name="P9"><text:span text:style-name="T5"/></text:p>
            <text:p text:style-name="P9"><text:span text:style-name="T5">Int i_a = -1;</text:span></text:p>
            <text:p text:style-name="P9"><text:span text:style-name="T5">printf(“i_a: %u\n”, i_a);</text:span></text:p>
            <text:p text:style-name="P9"><text:span text:style-name="T5">printf(“i_a: %d\n”, i_a);</text:span></text:p>
            <text:p text:style-name="P9"><text:span text:style-name="T5">printf(“i_a: %X\n”, i_a);</text:span></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7" presentation:class="page"/>
          <draw:frame presentation:style-name="pr11" draw:text-style-name="P16" draw:layer="layout" svg:width="15.239cm" svg:height="11.429cm" svg:x="1.905cm" svg:y="12.065cm" presentation:class="notes" presentation:placeholder="true">
            <draw:text-box/>
          </draw:frame>
        </presentation:notes>
      </draw:page>
      <draw:page draw:name="page8"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Integer Promotion</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Integer types smaller than int are promoted when an operation is performed on them</text:span></text:p>
            <text:p text:style-name="P9"><text:span text:style-name="T5">• </text:span><text:span text:style-name="T5">Integer promotions are applied as part of the usual arithmetic conversions to certain argument expressions; operands of the unary +, -, and ~ operators; and operands of the shift operators. </text:span></text:p>
            <text:p text:style-name="P9"><text:span text:style-name="T5"/></text:p>
            <text:p text:style-name="P9"><text:span text:style-name="T5">int i_a = -1;</text:span></text:p>
            <text:p text:style-name="P9"><text:span text:style-name="T5">unsigned int ui_b = 1;</text:span></text:p>
            <text:p text:style-name="P9"><text:span text:style-name="T5">If (i_a &lt; ui_b) printf(“i_a &lt; ui_b\n”);</text:span></text:p>
            <text:p text:style-name="P9"><text:span text:style-name="T5"/></text:p>
          </draw:text-box>
        </draw:frame>
        <presentation:notes draw:style-name="dp2">
          <draw:page-thumbnail draw:style-name="gr1" draw:layer="layout" svg:width="16.931cm" svg:height="9.524cm" svg:x="1.059cm" svg:y="1.93cm" draw:page-number="8" presentation:class="page"/>
          <draw:frame presentation:style-name="pr11" draw:text-style-name="P16" draw:layer="layout" svg:width="15.239cm" svg:height="11.429cm" svg:x="1.905cm" svg:y="12.065cm" presentation:class="notes" presentation:placeholder="true">
            <draw:text-box/>
          </draw:frame>
        </presentation:notes>
      </draw:page>
      <draw:page draw:name="page9"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Integer Conversions</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Are rules that provide a mechanism to yield a common type when both operands of a binary operator are balanced to a common type or the second and third operands of the conditional operator ( ? : ) are balanced to a common type. Conversions involve two operands of different types, and one or both operands may be converted. Many operators that accept arithmetic operands perform conversions using the usual arithmetic conversions. After integer promotions are performed on both operands, the following rules are applied to the promoted operands:</text:span></text:p>
            <text:p text:style-name="P9"><text:span text:style-name="T5"/></text:p>
            <text:p text:style-name="P9"><text:span text:style-name="T5">signed char c_a = -1;</text:span></text:p>
            <text:p text:style-name="P9"><text:span text:style-name="T5">unsigned char uc_b = 1;</text:span></text:p>
            <text:p text:style-name="P9"><text:span text:style-name="T5">If (c_a &lt; uc_b) printf(“c_a &lt; uc_b\n”);</text:span></text:p>
            <text:p text:style-name="P9"><text:span text:style-name="T5"/></text:p>
          </draw:text-box>
        </draw:frame>
        <presentation:notes draw:style-name="dp2">
          <draw:page-thumbnail draw:style-name="gr1" draw:layer="layout" svg:width="16.931cm" svg:height="9.524cm" svg:x="1.059cm" svg:y="1.93cm" draw:page-number="9" presentation:class="page"/>
          <draw:frame presentation:style-name="pr11" draw:text-style-name="P16" draw:layer="layout" svg:width="15.239cm" svg:height="11.429cm" svg:x="1.905cm" svg:y="12.065cm" presentation:class="notes" presentation:placeholder="true">
            <draw:text-box/>
          </draw:frame>
        </presentation:notes>
      </draw:page>
      <draw:page draw:name="page10"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Casting</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Are rules that provide a mechanism to yield a common type when both ope</text:span></text:p>
            <text:p text:style-name="P9"><text:span text:style-name="T5"/></text:p>
            <text:p text:style-name="P9"><text:span text:style-name="T5">signed char c_a = -1;</text:span></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10" presentation:class="page"/>
          <draw:frame presentation:style-name="pr11" draw:text-style-name="P16" draw:layer="layout" svg:width="15.239cm" svg:height="11.429cm" svg:x="1.905cm" svg:y="12.065cm" presentation:class="notes" presentation:placeholder="true">
            <draw:text-box/>
          </draw:frame>
        </presentation:notes>
      </draw:page>
      <draw:page draw:name="page11" draw:style-name="dp1" draw:master-page-name="Section_20_header" presentation:presentation-page-layout-name="AL1T0">
        <draw:frame presentation:style-name="pr9" draw:text-style-name="P13" draw:layer="layout" svg:width="23.185cm" svg:height="3.012cm" svg:x="1.343cm" svg:y="0.815cm" presentation:class="title" presentation:user-transformed="true">
          <draw:text-box>
            <text:p><text:span text:style-name="T7">Off-by-one error</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Less likely to be exploitable, but still possible</text:span></text:p>
            <text:p text:style-name="P9"><text:span text:style-name="T5">• </text:span><text:span text:style-name="T5">Overwrite one extra byte</text:span></text:p>
            <text:p text:style-name="P9"><text:span text:style-name="T5">• </text:span><text:span text:style-name="T5">What if the next variable is the frame pointer?</text:span></text:p>
            <text:p text:style-name="P9"><text:span text:style-name="T5">• </text:span><text:span text:style-name="T5">What if the next variable is a boolean? Length?</text:span></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11" presentation:class="page"/>
          <draw:frame presentation:style-name="pr11" draw:text-style-name="P14" draw:layer="layout" svg:width="15.239cm" svg:height="11.429cm" svg:x="1.905cm" svg:y="12.065cm" presentation:class="notes" presentation:placeholder="true">
            <draw:text-box/>
          </draw:frame>
        </presentation:notes>
      </draw:page>
      <draw:page draw:name="page12" draw:style-name="dp1" draw:master-page-name="Section_20_header" presentation:presentation-page-layout-name="AL1T0">
        <draw:frame presentation:style-name="pr9" draw:text-style-name="P13" draw:layer="layout" svg:width="23.185cm" svg:height="3.012cm" svg:x="1.343cm" svg:y="0.815cm" presentation:class="title" presentation:user-transformed="true">
          <draw:text-box>
            <text:p><text:span text:style-name="T7">Heap Overflow</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Varies a lot, depending on the heap implementation</text:span></text:p>
            <text:p text:style-name="P9"><text:span text:style-name="T5">• </text:span><text:span text:style-name="T5">Different heaps have different tricks, protections, etc.</text:span></text:p>
            <text:p text:style-name="P9"><text:span text:style-name="T5"/></text:p>
            <text:p text:style-name="P9"><text:span text:style-name="T5"/></text:p>
          </draw:text-box>
        </draw:frame>
        <presentation:notes draw:style-name="dp2">
          <draw:page-thumbnail draw:style-name="gr1" draw:layer="layout" svg:width="16.931cm" svg:height="9.524cm" svg:x="1.059cm" svg:y="1.93cm" draw:page-number="12" presentation:class="page"/>
          <draw:frame presentation:style-name="pr11" draw:text-style-name="P14" draw:layer="layout" svg:width="15.239cm" svg:height="11.429cm" svg:x="1.905cm" svg:y="12.065cm" presentation:class="notes" presentation:placeholder="true">
            <draw:text-box/>
          </draw:frame>
        </presentation:notes>
      </draw:page>
      <draw:page draw:name="page13" draw:style-name="dp1" draw:master-page-name="Section_20_header" presentation:presentation-page-layout-name="AL1T0">
        <draw:frame presentation:style-name="pr9" draw:text-style-name="P13" draw:layer="layout" svg:width="23.185cm" svg:height="3.012cm" svg:x="1.343cm" svg:y="0.815cm" presentation:class="title" presentation:user-transformed="true">
          <draw:text-box>
            <text:p><text:span text:style-name="T7">.data/.bss Section Overflow</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Much more difficult to exploit</text:span></text:p>
            <text:p text:style-name="P9"><text:span text:style-name="T5">• </text:span><text:span text:style-name="T5">Attacker has to find a function pointer or logical</text:span></text:p>
            <text:p text:style-name="P9"><text:span text:style-name="T5">variable to overwrite</text:span></text:p>
            <text:p text:style-name="P9"><text:span text:style-name="T5">• </text:span><text:span text:style-name="T5">It can be done, though!</text:span></text:p>
          </draw:text-box>
        </draw:frame>
        <presentation:notes draw:style-name="dp2">
          <draw:page-thumbnail draw:style-name="gr1" draw:layer="layout" svg:width="16.931cm" svg:height="9.524cm" svg:x="1.059cm" svg:y="1.93cm" draw:page-number="13" presentation:class="page"/>
          <draw:frame presentation:style-name="pr11" draw:text-style-name="P14" draw:layer="layout" svg:width="15.239cm" svg:height="11.429cm" svg:x="1.905cm" svg:y="12.065cm" presentation:class="notes" presentation:placeholder="true">
            <draw:text-box/>
          </draw:frame>
        </presentation:notes>
      </draw:page>
      <draw:page draw:name="page14"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Uninitialized Variable Usage</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Some condition in your code leads to a variable being</text:span></text:p>
            <text:p text:style-name="P9"><text:span text:style-name="T5">used before it’s initialized</text:span></text:p>
            <text:p text:style-name="P9"><text:span text:style-name="T5">• </text:span><text:span text:style-name="T5">What is in a variable before it’s initialized?</text:span></text:p>
            <text:p text:style-name="P9"><text:span text:style-name="T5">• </text:span><text:span text:style-name="T5">Whatever was in memory before</text:span></text:p>
            <text:p text:style-name="P9"><text:span text:style-name="T5">• </text:span><text:span text:style-name="T5">Sometimes, it’s attacker controlled</text:span></text:p>
          </draw:text-box>
        </draw:frame>
        <presentation:notes draw:style-name="dp2">
          <draw:page-thumbnail draw:style-name="gr1" draw:layer="layout" svg:width="16.931cm" svg:height="9.524cm" svg:x="1.059cm" svg:y="1.93cm" draw:page-number="14" presentation:class="page"/>
          <draw:frame presentation:style-name="pr11" draw:text-style-name="P14" draw:layer="layout" svg:width="15.239cm" svg:height="11.429cm" svg:x="1.905cm" svg:y="12.065cm" presentation:class="notes" presentation:placeholder="true">
            <draw:text-box/>
          </draw:frame>
        </presentation:notes>
      </draw:page>
      <draw:page draw:name="page15"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User After Free</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 </text:span><text:span text:style-name="T5">As the name suggests, this occurs when a heap variable</text:span></text:p>
            <text:p text:style-name="P9"><text:span text:style-name="T5">is used after being freed</text:span></text:p>
            <text:p text:style-name="P9"><text:span text:style-name="T5">• </text:span><text:span text:style-name="T5">Like uninitialized variable usage, it’s using memory</text:span></text:p>
            <text:p text:style-name="P9"><text:span text:style-name="T5">that is potentially allocated to something else</text:span></text:p>
            <text:p text:style-name="P9"><text:span text:style-name="T5">• </text:span><text:span text:style-name="T5">And it’s possible that the “something else” can be</text:span></text:p>
            <text:p text:style-name="P9"><text:span text:style-name="T5">controlled by an attacker</text:span></text:p>
            <text:p text:style-name="P9"><text:span text:style-name="T5">• </text:span><text:span text:style-name="T5">Example: ms12-063 was a user-after-free in the</text:span></text:p>
            <text:p text:style-name="P9"><text:span text:style-name="T5">CMshtmlEd::exec() function in all versions of Internet</text:span></text:p>
            <text:p text:style-name="P9"><text:span text:style-name="T5">Explorer</text:span></text:p>
          </draw:text-box>
        </draw:frame>
        <presentation:notes draw:style-name="dp2">
          <draw:page-thumbnail draw:style-name="gr1" draw:layer="layout" svg:width="16.931cm" svg:height="9.524cm" svg:x="1.059cm" svg:y="1.93cm" draw:page-number="15" presentation:class="page"/>
          <draw:frame presentation:style-name="pr11" draw:text-style-name="P14" draw:layer="layout" svg:width="15.239cm" svg:height="11.429cm" svg:x="1.905cm" svg:y="12.065cm" presentation:class="notes" presentation:placeholder="true">
            <draw:text-box/>
          </draw:frame>
        </presentation:notes>
      </draw:page>
      <draw:page draw:name="Intel x86 Instructions" draw:style-name="dp1" draw:master-page-name="Section_20_header">
        <draw:frame draw:name="Shape 71" presentation:style-name="pr7" draw:text-style-name="P17" draw:layer="layout" svg:width="23.185cm" svg:height="3.012cm" svg:x="1.981cm" svg:y="7.492cm" presentation:class="title" presentation:user-transformed="true">
          <draw:text-box>
            <text:p text:style-name="P1"><text:span text:style-name="T8">Introduction to x86_64</text:span></text:p>
          </draw:text-box>
        </draw:frame>
        <presentation:notes draw:style-name="dp2">
          <draw:page-thumbnail draw:name="Shape 68" draw:style-name="gr1" draw:layer="layout" svg:width="16.931cm" svg:height="9.524cm" svg:x="1.059cm" svg:y="1.93cm" draw:page-number="16" presentation:class="page"/>
          <draw:frame draw:name="Shape 69" presentation:style-name="pr8"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Registers</text:span></text:p>
          </draw:text-box>
        </draw:frame>
        <draw:frame draw:name="Shape 66" presentation:style-name="pr10" draw:text-style-name="P10" draw:layer="layout" svg:width="25.158cm" svg:height="11.954cm" svg:x="0.92cm" svg:y="4.032cm" presentation:class="outline" presentation:placeholder="true" presentation:user-transformed="true">
          <draw:text-box/>
        </draw:frame>
        <presentation:notes draw:style-name="dp2">
          <draw:page-thumbnail draw:style-name="gr1" draw:layer="layout" svg:width="16.931cm" svg:height="9.524cm" svg:x="1.059cm" svg:y="1.93cm" draw:page-number="17" presentation:class="page"/>
          <draw:frame presentation:style-name="pr11" draw:text-style-name="P16" draw:layer="layout" svg:width="15.239cm" svg:height="11.429cm" svg:x="1.905cm" svg:y="12.065cm" presentation:class="notes" presentation:placeholder="true">
            <draw:text-box/>
          </draw:frame>
        </presentation:notes>
      </draw:page>
      <draw:page draw:name="page18"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Linux System Calls</text:span></text:p>
          </draw:text-box>
        </draw:frame>
        <draw:frame draw:name="Shape 66" presentation:style-name="pr10" draw:text-style-name="P10" draw:layer="layout" svg:width="25.158cm" svg:height="11.954cm" svg:x="0.92cm" svg:y="4.032cm" presentation:class="outline" presentation:placeholder="true" presentation:user-transformed="true">
          <draw:text-box/>
        </draw:frame>
        <presentation:notes draw:style-name="dp2">
          <draw:page-thumbnail draw:style-name="gr1" draw:layer="layout" svg:width="16.931cm" svg:height="9.524cm" svg:x="1.059cm" svg:y="1.93cm" draw:page-number="18" presentation:class="page"/>
          <draw:frame presentation:style-name="pr11" draw:text-style-name="P16" draw:layer="layout" svg:width="15.239cm" svg:height="11.429cm" svg:x="1.905cm" svg:y="12.065cm" presentation:class="notes" presentation:placeholder="true">
            <draw:text-box/>
          </draw:frame>
        </presentation:notes>
      </draw:page>
      <draw:page draw:name="page19" draw:style-name="dp1" draw:master-page-name="Section_20_header">
        <draw:frame draw:name="Shape 71" presentation:style-name="pr7" draw:text-style-name="P17" draw:layer="layout" svg:width="23.185cm" svg:height="3.012cm" svg:x="1.981cm" svg:y="7.492cm" presentation:class="title" presentation:user-transformed="true">
          <draw:text-box>
            <text:p text:style-name="P1"><text:span text:style-name="T8">Security Protections Against Buffer Overflow</text:span></text:p>
          </draw:text-box>
        </draw:frame>
        <presentation:notes draw:style-name="dp2">
          <draw:page-thumbnail draw:name="Shape 68" draw:style-name="gr1" draw:layer="layout" svg:width="16.931cm" svg:height="9.524cm" svg:x="1.059cm" svg:y="1.93cm" draw:page-number="19" presentation:class="page"/>
          <draw:frame draw:name="Shape 69" presentation:style-name="pr8"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Protections</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Operating System</text:span></text:p>
            <text:list text:style-name="L4">
              <text:list-item>
                <text:p text:style-name="P9"><text:span text:style-name="T5">Address Space Layout Randomization (ASLR)</text:span></text:p>
              </text:list-item>
            </text:list>
            <text:list text:style-name="L3">
              <text:list-item>
                <text:p text:style-name="P9"><text:span text:style-name="T5">Data Execution Prevention (DEP)</text:span></text:p>
              </text:list-item>
            </text:list>
            <text:p text:style-name="P9"><text:span text:style-name="T5"/></text:p>
            <text:p text:style-name="P9"><text:span text:style-name="T5">Compiler</text:span></text:p>
            <text:list text:continue-numbering="true" text:style-name="L3">
              <text:list-item>
                <text:p text:style-name="P18"><text:span text:style-name="T5">S</text:span><text:span text:style-name="T9">tack Canaries</text:span></text:p>
              </text:list-item>
            </text:list>
            <text:p text:style-name="P9"><text:span text:style-name="T5"/></text:p>
            <text:p text:style-name="P9"><text:span text:style-name="T5"/></text:p>
          </draw:text-box>
        </draw:frame>
        <presentation:notes draw:style-name="dp2">
          <draw:page-thumbnail draw:style-name="gr1" draw:layer="layout" svg:width="16.931cm" svg:height="9.524cm" svg:x="1.059cm" svg:y="1.93cm" draw:page-number="20" presentation:class="page"/>
          <draw:frame presentation:style-name="pr11" draw:text-style-name="P16" draw:layer="layout" svg:width="15.239cm" svg:height="11.429cm" svg:x="1.905cm" svg:y="12.065cm" presentation:class="notes" presentation:placeholder="true">
            <draw:text-box/>
          </draw:frame>
        </presentation:notes>
      </draw:page>
      <draw:page draw:name="page21"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ASLR</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cat /proc/sys/kernel/randomize_va_space</text:span></text:p>
            <text:p text:style-name="P9"><text:span text:style-name="T5">3 Types</text:span></text:p>
            <text:list text:style-name="L3">
              <text:list-item>
                <text:p text:style-name="P18"><text:span text:style-name="T9">0 <text:s/>- Disable aslr</text:span></text:p>
              </text:list-item>
              <text:list-item>
                <text:p text:style-name="P18"><text:span text:style-name="T9">1 <text:s/>- Randomize stack, heap, dynamic libraries </text:span></text:p>
              </text:list-item>
              <text:list-item>
                <text:p text:style-name="P18"><text:span text:style-name="T9">2 <text:s/>- Randomize stack, heap, dynamic and .text section</text:span></text:p>
              </text:list-item>
            </text:list>
            <text:p text:style-name="P9"><text:span text:style-name="T5"/></text:p>
            <text:p text:style-name="P9"><text:span text:style-name="T5"/></text:p>
          </draw:text-box>
        </draw:frame>
        <presentation:notes draw:style-name="dp2">
          <draw:page-thumbnail draw:style-name="gr1" draw:layer="layout" svg:width="16.931cm" svg:height="9.524cm" svg:x="1.059cm" svg:y="1.93cm" draw:page-number="21" presentation:class="page"/>
          <draw:frame presentation:style-name="pr11" draw:text-style-name="P16" draw:layer="layout" svg:width="15.239cm" svg:height="11.429cm" svg:x="1.905cm" svg:y="12.065cm" presentation:class="notes" presentation:placeholder="true">
            <draw:text-box/>
          </draw:frame>
        </presentation:notes>
      </draw:page>
      <draw:page draw:name="page22"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DEP</text:span></text:p>
          </draw:text-box>
        </draw:frame>
        <draw:frame draw:name="Shape 66" presentation:style-name="pr10" draw:text-style-name="P10" draw:layer="layout" svg:width="25.158cm" svg:height="11.954cm" svg:x="0.92cm" svg:y="4.032cm" presentation:class="outline" presentation:user-transformed="true">
          <draw:text-box>
            <text:list text:style-name="L3">
              <text:list-item>
                <text:p text:style-name="P9"><text:span text:style-name="T5">Non-executable memory W^X</text:span></text:p>
              </text:list-item>
            </text:list>
            <text:p text:style-name="P9"><text:span text:style-name="T5"/></text:p>
            <text:p text:style-name="P9"><text:span text:style-name="T5"/></text:p>
          </draw:text-box>
        </draw:frame>
        <presentation:notes draw:style-name="dp2">
          <draw:page-thumbnail draw:style-name="gr1" draw:layer="layout" svg:width="16.931cm" svg:height="9.524cm" svg:x="1.059cm" svg:y="1.93cm" draw:page-number="22" presentation:class="page"/>
          <draw:frame presentation:style-name="pr11" draw:text-style-name="P16" draw:layer="layout" svg:width="15.239cm" svg:height="11.429cm" svg:x="1.905cm" svg:y="12.065cm" presentation:class="notes" presentation:placeholder="true">
            <draw:text-box/>
          </draw:frame>
        </presentation:notes>
      </draw:page>
      <draw:page draw:name="page23"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Stack Canaries</text:span></text:p>
          </draw:text-box>
        </draw:frame>
        <draw:frame draw:name="Shape 66" presentation:style-name="pr10" draw:text-style-name="P10" draw:layer="layout" svg:width="25.158cm" svg:height="11.954cm" svg:x="0.92cm" svg:y="4.032cm" presentation:class="outline" presentation:user-transformed="true">
          <draw:text-box>
            <text:list text:style-name="L3">
              <text:list-item>
                <text:p text:style-name="P9"><text:span text:style-name="T5">Random Canary – </text:span></text:p>
              </text:list-item>
              <text:list-item>
                <text:p text:style-name="P9"><text:span text:style-name="T5">Terminator Canary – The canary value is set to a combination of Null, CR, LF and 0xFF. These values act as string terminators in most string functions and account for functions that do not simply terminate on nulls such as gets().</text:span></text:p>
              </text:list-item>
            </text:list>
            <text:p text:style-name="P9"><text:span text:style-name="T5"/></text:p>
            <text:p text:style-name="P9"><text:span text:style-name="T5"/></text:p>
          </draw:text-box>
        </draw:frame>
        <presentation:notes draw:style-name="dp2">
          <draw:page-thumbnail draw:style-name="gr1" draw:layer="layout" svg:width="16.931cm" svg:height="9.524cm" svg:x="1.059cm" svg:y="1.93cm" draw:page-number="23" presentation:class="page"/>
          <draw:frame presentation:style-name="pr11" draw:text-style-name="P16" draw:layer="layout" svg:width="15.239cm" svg:height="11.429cm" svg:x="1.905cm" svg:y="12.065cm" presentation:class="notes" presentation:placeholder="true">
            <draw:text-box/>
          </draw:frame>
        </presentation:notes>
      </draw:page>
      <draw:page draw:name="page24" draw:style-name="dp1" draw:master-page-name="Section_20_header">
        <draw:frame draw:name="Shape 71" presentation:style-name="pr7" draw:text-style-name="P17" draw:layer="layout" svg:width="23.185cm" svg:height="3.012cm" svg:x="1.981cm" svg:y="7.492cm" presentation:class="title" presentation:user-transformed="true">
          <draw:text-box>
            <text:p text:style-name="P1"><text:span text:style-name="T8">Shellcode</text:span></text:p>
          </draw:text-box>
        </draw:frame>
        <presentation:notes draw:style-name="dp2">
          <draw:page-thumbnail draw:name="Shape 68" draw:style-name="gr1" draw:layer="layout" svg:width="16.931cm" svg:height="9.524cm" svg:x="1.059cm" svg:y="1.93cm" draw:page-number="24" presentation:class="page"/>
          <draw:frame draw:name="Shape 69" presentation:style-name="pr8"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Buffer Exploit Objectives</text:span></text:p>
          </draw:text-box>
        </draw:frame>
        <draw:frame draw:name="Shape 66" presentation:style-name="pr10" draw:text-style-name="P10" draw:layer="layout" svg:width="25.158cm" svg:height="11.954cm" svg:x="0.92cm" svg:y="4.032cm" presentation:class="outline" presentation:user-transformed="true">
          <draw:text-box>
            <text:p text:style-name="P18"><text:span text:style-name="T9">• </text:span><text:span text:style-name="T9">Introduce/execute arbitrary code</text:span></text:p>
            <text:p text:style-name="P18"><text:span text:style-name="T9">• </text:span><text:span text:style-name="T9">Execute existing code out of original program order</text:span></text:p>
            <text:p text:style-name="P18"><text:span text:style-name="T9">• </text:span><text:span text:style-name="T9">Execute existing code in the original program order with arbitrary data</text:span></text:p>
          </draw:text-box>
        </draw:frame>
        <presentation:notes draw:style-name="dp2">
          <draw:page-thumbnail draw:style-name="gr1" draw:layer="layout" svg:width="16.931cm" svg:height="9.524cm" svg:x="1.059cm" svg:y="1.93cm" draw:page-number="25" presentation:class="page"/>
          <draw:frame presentation:style-name="pr11" draw:text-style-name="P14" draw:layer="layout" svg:width="15.239cm" svg:height="11.429cm" svg:x="1.905cm" svg:y="12.065cm" presentation:class="notes" presentation:placeholder="true">
            <draw:text-box/>
          </draw:frame>
        </presentation:notes>
      </draw:page>
      <draw:page draw:name="page26"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Attack Vector</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Buffer overflow on the stack all the way to the target:</text:span></text:p>
            <text:list text:style-name="L3">
              <text:list-item>
                <text:p text:style-name="P18"><text:span text:style-name="T9">Return address</text:span></text:p>
              </text:list-item>
              <text:list-item>
                <text:p text:style-name="P18"><text:span text:style-name="T9">Old base pointer</text:span></text:p>
              </text:list-item>
              <text:list-item>
                <text:p text:style-name="P18"><text:span text:style-name="T9">Function pointer as local variable</text:span></text:p>
              </text:list-item>
              <text:list-item>
                <text:p text:style-name="P18"><text:span text:style-name="T9">Function pointer as parameter</text:span></text:p>
              </text:list-item>
              <text:list-item>
                <text:p text:style-name="P18"><text:span text:style-name="T9">Longjmp buffer as local variable</text:span></text:p>
              </text:list-item>
            </text:list>
            <text:p text:style-name="P9"><text:span text:style-name="T5"/></text:p>
          </draw:text-box>
        </draw:frame>
        <presentation:notes draw:style-name="dp2">
          <draw:page-thumbnail draw:style-name="gr1" draw:layer="layout" svg:width="16.931cm" svg:height="9.524cm" svg:x="1.059cm" svg:y="1.93cm" draw:page-number="26" presentation:class="page"/>
          <draw:frame presentation:style-name="pr11" draw:text-style-name="P14" draw:layer="layout" svg:width="15.239cm" svg:height="11.429cm" svg:x="1.905cm" svg:y="12.065cm" presentation:class="notes" presentation:placeholder="true">
            <draw:text-box/>
          </draw:frame>
        </presentation:notes>
      </draw:page>
      <draw:page draw:name="page27"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Assembly Language</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What can we do ?</text:span></text:p>
            <text:p text:style-name="P9"><text:span text:style-name="T5"/></text:p>
          </draw:text-box>
        </draw:frame>
        <presentation:notes draw:style-name="dp2">
          <draw:page-thumbnail draw:style-name="gr1" draw:layer="layout" svg:width="16.931cm" svg:height="9.524cm" svg:x="1.059cm" svg:y="1.93cm" draw:page-number="27" presentation:class="page"/>
          <draw:frame presentation:style-name="pr11" draw:text-style-name="P14" draw:layer="layout" svg:width="15.239cm" svg:height="11.429cm" svg:x="1.905cm" svg:y="12.065cm" presentation:class="notes" presentation:placeholder="true">
            <draw:text-box/>
          </draw:frame>
        </presentation:notes>
      </draw:page>
      <draw:page draw:name="page28"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Shellcode</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What can we do ?</text:span></text:p>
            <text:p text:style-name="P9"><text:span text:style-name="T5"/></text:p>
          </draw:text-box>
        </draw:frame>
        <presentation:notes draw:style-name="dp2">
          <draw:page-thumbnail draw:style-name="gr1" draw:layer="layout" svg:width="16.931cm" svg:height="9.524cm" svg:x="1.059cm" svg:y="1.93cm" draw:page-number="28" presentation:class="page"/>
          <draw:frame presentation:style-name="pr11" draw:text-style-name="P14" draw:layer="layout" svg:width="15.239cm" svg:height="11.429cm" svg:x="1.905cm" svg:y="12.065cm" presentation:class="notes" presentation:placeholder="true">
            <draw:text-box/>
          </draw:frame>
        </presentation:notes>
      </draw:page>
      <draw:page draw:name="page29" draw:style-name="dp1" draw:master-page-name="Section_20_header" presentation:presentation-page-layout-name="AL1T0">
        <draw:frame presentation:style-name="pr9" draw:text-style-name="P15" draw:layer="layout" svg:width="23.185cm" svg:height="3.012cm" svg:x="1.343cm" svg:y="0.815cm" presentation:class="title" presentation:user-transformed="true">
          <draw:text-box>
            <text:p><text:span text:style-name="T7">Exercise</text:span></text:p>
          </draw:text-box>
        </draw:frame>
        <draw:frame draw:name="Shape 66" presentation:style-name="pr10" draw:text-style-name="P10" draw:layer="layout" svg:width="25.158cm" svg:height="11.954cm" svg:x="0.92cm" svg:y="4.032cm" presentation:class="outline" presentation:user-transformed="true">
          <draw:text-box>
            <text:p text:style-name="P9"><text:span text:style-name="T5">What can we do ?</text:span></text:p>
            <text:p text:style-name="P9"><text:span text:style-name="T5"/></text:p>
          </draw:text-box>
        </draw:frame>
        <presentation:notes draw:style-name="dp2">
          <draw:page-thumbnail draw:style-name="gr1" draw:layer="layout" svg:width="16.931cm" svg:height="9.524cm" svg:x="1.059cm" svg:y="1.93cm" draw:page-number="29" presentation:class="page"/>
          <draw:frame presentation:style-name="pr11" draw:text-style-name="P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37474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7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501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75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4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24cm" fo:margin-bottom="0cm" fo:text-indent="0cm"/>
      <style:text-properties fo:font-size="25.2000007629395pt" style:font-size-asian="20pt" style:font-size-complex="20pt"/>
    </style:style>
    <style:style style:name="Title_20_slide-outline6" style:display-name="Title slide-outline6" style:family="presentation" style:parent-style-name="Title_20_slide-outline5">
      <style:paragraph-properties fo:margin-left="0cm" fo:margin-right="0cm" fo:margin-top="0.124cm" fo:margin-bottom="0cm" fo:text-indent="0cm"/>
      <style:text-properties fo:font-size="25.2000007629395pt" style:font-size-asian="20pt" style:font-size-complex="20pt"/>
    </style:style>
    <style:style style:name="Title_20_slide-outline7" style:display-name="Title slide-outline7" style:family="presentation" style:parent-style-name="Title_20_slide-outline6">
      <style:paragraph-properties fo:margin-left="0cm" fo:margin-right="0cm" fo:margin-top="0.124cm" fo:margin-bottom="0cm" fo:text-indent="0cm"/>
      <style:text-properties fo:font-size="25.2000007629395pt" style:font-size-asian="20pt" style:font-size-complex="20pt"/>
    </style:style>
    <style:style style:name="Title_20_slide-outline8" style:display-name="Title slide-outline8" style:family="presentation" style:parent-style-name="Title_20_slide-outline7">
      <style:paragraph-properties fo:margin-left="0cm" fo:margin-right="0cm" fo:margin-top="0.124cm" fo:margin-bottom="0cm" fo:text-indent="0cm"/>
      <style:text-properties fo:font-size="25.2000007629395pt" style:font-size-asian="20pt" style:font-size-complex="20pt"/>
    </style:style>
    <style:style style:name="Title_20_slide-outline9" style:display-name="Title slide-outline9" style:family="presentation" style:parent-style-name="Title_20_slide-outline8">
      <style:paragraph-properties fo:margin-left="0cm" fo:margin-right="0cm" fo:margin-top="0.124cm" fo:margin-bottom="0cm" fo:text-indent="0cm"/>
      <style:text-properties fo:font-size="25.200000762939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7474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7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501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75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4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124cm" fo:margin-bottom="0cm" fo:text-indent="0cm"/>
      <style:text-properties fo:font-size="25.2000007629395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124cm" fo:margin-bottom="0cm" fo:text-indent="0cm"/>
      <style:text-properties fo:font-size="25.2000007629395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124cm" fo:margin-bottom="0cm" fo:text-indent="0cm"/>
      <style:text-properties fo:font-size="25.2000007629395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124cm" fo:margin-bottom="0cm" fo:text-indent="0cm"/>
      <style:text-properties fo:font-size="25.2000007629395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124cm" fo:margin-bottom="0cm" fo:text-indent="0cm"/>
      <style:text-properties fo:font-size="25.2000007629395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37474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7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501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75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4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124cm" fo:margin-bottom="0cm" fo:text-indent="0cm"/>
      <style:text-properties fo:font-size="25.2000007629395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24cm" fo:margin-bottom="0cm" fo:text-indent="0cm"/>
      <style:text-properties fo:font-size="25.2000007629395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24cm" fo:margin-bottom="0cm" fo:text-indent="0cm"/>
      <style:text-properties fo:font-size="25.2000007629395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24cm" fo:margin-bottom="0cm" fo:text-indent="0cm"/>
      <style:text-properties fo:font-size="25.2000007629395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24cm" fo:margin-bottom="0cm" fo:text-indent="0cm"/>
      <style:text-properties fo:font-size="25.2000007629395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P10" style:family="paragraph">
      <loext:graphic-properties draw:fill="none"/>
      <style:paragraph-properties fo:text-align="start"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Title_20_slide" style:display-name="Title slide" style:page-layout-name="PM1" draw:style-name="Mdp1">
      <draw:g draw:name="Shape 10">
        <draw:custom-shape draw:name="Shape 11" draw:style-name="Mgr3" draw:text-style-name="MP5" draw:layer="layout" svg:width="0.31cm" svg:height="0.368cm" svg:x="13.343cm" svg:y="9.9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311cm" svg:height="0.368cm" svg:x="13.842cm" svg:y="9.9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31cm" svg:height="0.368cm" svg:x="12.844cm" svg:y="9.9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3.035cm" svg:height="6.053cm" svg:x="1.981cm" svg:y="3.465cm" presentation:class="title" presentation:user-transformed="true">
        <draw:text-box>
          <text:p/>
        </draw:text-box>
      </draw:frame>
      <draw:frame draw:name="Shape 16" presentation:style-name="Mpr2" draw:text-style-name="MP8" draw:layer="backgroundobjects" svg:width="1.619cm" svg:height="1.376cm" svg:x="25.068cm" svg:y="16.379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4.299cm" svg:height="10.439cm" svg:x="1.348cm" svg:y="4.21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frame draw:name="Shape 21" presentation:style-name="Mpr5" draw:text-style-name="MP9" draw:layer="backgroundobjects" svg:width="25.158cm" svg:height="2.003cm" svg:x="0.919cm" svg:y="1.555cm" presentation:class="title" presentation:user-transformed="true">
        <draw:text-box>
          <text:p/>
        </draw:text-box>
      </draw:frame>
      <draw:frame draw:name="Shape 22" presentation:style-name="Title_20_and_20_body-outline1" draw:layer="backgroundobjects" svg:width="25.158cm" svg:height="11.954cm" svg:x="0.919cm" svg:y="4.031cm" presentation:class="outline" presentation:placeholder="true" presentation:user-transformed="true">
        <draw:text-box/>
      </draw:frame>
      <draw:frame draw:name="Shape 23" presentation:style-name="Mpr6" draw:text-style-name="MP8" draw:layer="backgroundobjects" svg:width="1.619cm" svg:height="1.376cm" svg:x="25.068cm" svg:y="16.379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Shape 18" presentation:style-name="Mpr9" draw:text-style-name="MP10" draw:layer="backgroundobjects" svg:width="23.185cm" svg:height="3.012cm" svg:x="1.981cm" svg:y="7.492cm" presentation:class="title" presentation:user-transformed="true">
        <draw:text-box>
          <text:p/>
        </draw:text-box>
      </draw:frame>
      <draw:frame draw:name="Shape 19" presentation:style-name="Mpr10" draw:text-style-name="MP8" draw:layer="backgroundobjects" svg:width="1.619cm" svg:height="1.376cm" svg:x="25.068cm" svg:y="16.379cm" presentation:class="page-number" presentation:user-transformed="true">
        <draw:text-box>
          <text:p text:style-name="MP7"><text:span text:style-name="MT2"><text:page-number>&lt;number&gt;</text:page-number></text:span></text:p>
        </draw:text-box>
      </draw:frame>
      <draw:frame presentation:style-name="Section_20_header-outline1" draw:layer="backgroundobjects" svg:width="24.299cm" svg:height="10.439cm" svg:x="1.348cm" svg:y="4.21cm" presentation:class="outline" presentation:placeholder="true">
        <draw:text-box/>
      </draw:frame>
      <presentation:notes style:page-layout-name="PM2">
        <draw:page-thumbnail presentation:style-name="Section_20_header-title" draw:layer="backgroundobjects" svg:width="16.931cm" svg:height="9.524cm" svg:x="1.059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Linux_X86_64 LibreOffice_project/30m0$Build-2</meta:generator>
    <dc:date>2017-07-23T22:08:11.010845172</dc:date>
    <meta:editing-duration>PT6H56M1S</meta:editing-duration>
    <meta:editing-cycles>61</meta:editing-cycles>
    <meta:document-statistic meta:object-count="153"/>
  </office:meta>
</office:document-meta>
</file>